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0a7b5" officeooo:paragraph-rsid="0020a7b5"/>
    </style:style>
    <style:style style:name="P2" style:family="paragraph" style:parent-style-name="Standard">
      <style:text-properties officeooo:rsid="0020a7b5" officeooo:paragraph-rsid="0023265c"/>
    </style:style>
    <style:style style:name="P3" style:family="paragraph" style:parent-style-name="Standard">
      <style:text-properties officeooo:rsid="00246698" officeooo:paragraph-rsid="00246698"/>
    </style:style>
    <style:style style:name="P4" style:family="paragraph" style:parent-style-name="Standard">
      <style:text-properties officeooo:rsid="0025b5c7" officeooo:paragraph-rsid="0025b5c7"/>
    </style:style>
    <style:style style:name="T1" style:family="text">
      <style:text-properties style:text-position="super 58%"/>
    </style:style>
    <style:style style:name="T2" style:family="text">
      <style:text-properties officeooo:rsid="00232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<text:span text:style-name="T1">th</text:span> January 2024:</text:p>
      <text:p text:style-name="P2">Using wget, I downloaded the following publicly available RNA-Seqs which I deemed relevant for my RNA-Seq data analyses. <text:span text:style-name="T2">Each folder containing a project is named by “SRA_GEO accession”. Example “SRP102542_GSE97084” has “SRP102542” as SRA number and “GSE97084” Accession number </text:span></text:p>
      <text:p text:style-name="P1"/>
      <text:p text:style-name="P1">SRA<text:tab/><text:tab/>GEO Accession number<text:tab/><text:tab/><text:span text:style-name="T2">Website</text:span></text:p>
      <text:p text:style-name="P2">SRP102542<text:tab/>GSE97084<text:tab/><text:tab/> <text:s text:c="11"/><text:a xlink:type="simple" xlink:href="https://www.ebi.ac.uk/ena/browser/view/PRJNA380649" text:style-name="Internet_20_link" text:visited-style-name="Visited_20_Internet_20_Link"><text:span text:style-name="T2">https://www.ebi.ac.uk/ena/browser/view/PRJNA380649</text:span></text:a></text:p>
      <text:p text:style-name="P2"/>
      <text:p text:style-name="P3">SRP043368<text:tab/>GSE58608<text:tab/><text:tab/> <text:s text:c="11"/><text:a xlink:type="simple" xlink:href="https://www.ebi.ac.uk/ena/browser/view/PRJNA253013" text:style-name="Internet_20_link" text:visited-style-name="Visited_20_Internet_20_Link">https://www.ebi.ac.uk/ena/browser/view/PRJNA253013</text:a> </text:p>
      <text:p text:style-name="P2"/>
      <text:p text:style-name="P4">SRP280348<text:tab/>GSE157585<text:tab/><text:tab/><text:tab/><text:a xlink:type="simple" xlink:href="https://www.ebi.ac.uk/ena/browser/view/PRJNA662072" text:style-name="Internet_20_link" text:visited-style-name="Visited_20_Internet_20_Link">https://www.ebi.ac.uk/ena/browser/view/PRJNA662072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23:35:48.693492184</meta:creation-date>
    <meta:generator>LibreOffice/5.3.6.1$Linux_X86_64 LibreOffice_project/30$Build-1</meta:generator>
    <dc:date>2024-01-06T23:59:27.963140572</dc:date>
    <meta:editing-duration>PT13M4S</meta:editing-duration>
    <meta:editing-cycles>3</meta:editing-cycles>
    <meta:document-statistic meta:table-count="0" meta:image-count="0" meta:object-count="0" meta:page-count="1" meta:paragraph-count="6" meta:word-count="56" meta:character-count="567" meta:non-whitespace-character-count="484"/>
  </office:meta>
</office:document-meta>
</file>